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Where the wild things are, by Maurice Sendak. A beloved children's book on the surface, but as the saying goes, one must not judge a book by its cover and where the wild things are is no exception. With only 7 sentences and the fantastical setting of the book this book has a deeper meaning than it appears to at first glance. The book begins with Max the protagonist dressed as a wolf. Sendak's use of the wolf seems to be a multifaceted symbol used through out the book. The wolf is a rich symbol to use as Max's costume. </text:p>
      <text:p text:style-name="Standard"><text:tab/>In ancient Roman myth Romulus and Remus are abandoned along the Tiber river and raised by a she-wolf and eventually set out to become king. At the beginning of 'where the wild things are' Max behaving as if he too where raised by a wolf and showing his solitude by erecting a private tent in what is presumably his room. Max became the ruler of the wild things much like Romulus became ruler of Rome.</text:p>
      <text:p text:style-name="Standard"><text:tab/>The wolf suit represents maxes:</text:p>
      <text:p text:style-name="Standard">rage</text:p>
      <text:p text:style-name="Standard">innocence, purity</text:p>
      <text:p text:style-name="Standard">surrender (of power, of pride potentially)</text:p>
      <text:p text:style-name="Standard">long for loneliness</text:p>
      <text:p text:style-name="Standard">long for family</text:p>
      <text:p text:style-name="Standard">need for power</text:p>
      <text:p text:style-name="Standard">deceit</text:p>
      <text:p text:style-name="Standard">the beast</text:p>
      <text:p text:style-name="Standard"/>
      <text:p text:style-name="Standard"/>
      <text:p text:style-name="Standard"><text:tab/>Sendak uses the symbolisms of the wolf as a means to evoke the true nature of Max. The wolf suit represents Max's rage, and quite poetically max appears to be almost consumed by his rage, only his face remains not devoured by his wolf costume. The wolf suit is fittingly white the color symbolizing purity and innocence. Though Max is acting in rage his rage is out of innocence and playfulness. As a child h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DellaMorte</meta:initial-creator>
    <meta:creation-date>2015-09-15T08:20:08</meta:creation-date>
    <dc:date>2015-09-17T15:21:13</dc:date>
    <dc:creator>Joseph DellaMorte</dc:creator>
    <meta:editing-duration>P1DT22H31M11S</meta:editing-duration>
    <meta:editing-cycles>2</meta:editing-cycles>
    <meta:generator>OpenOffice/4.1.1$Unix OpenOffice.org_project/411m6$Build-9775</meta:generator>
    <meta:document-statistic meta:table-count="0" meta:image-count="0" meta:object-count="0" meta:page-count="1" meta:paragraph-count="12" meta:word-count="276" meta:character-count="1496"/>
  </office:meta>
</office:document-meta>
</file>